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9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7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4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8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99cm" fo:padding-top="0.151cm" fo:padding-bottom="0.151cm" fo:padding-left="0.276cm" fo:padding-right="0.276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87cm" fo:padding-top="0.151cm" fo:padding-bottom="0.151cm" fo:padding-left="0.276cm" fo:padding-right="0.276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72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5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9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fill-color="#ffffff" draw:textarea-vertical-align="middle"/>
    </style:style>
    <style:style style:name="gr20" style:family="graphic" style:parent-style-name="standard">
      <style:graphic-properties draw:fill-color="#dddddd" draw:textarea-vertical-align="middle"/>
    </style:style>
    <style:style style:name="gr21" style:family="graphic" style:parent-style-name="standard">
      <style:graphic-properties draw:fill-color="#66ffff" draw:textarea-vertical-align="middle"/>
    </style:style>
    <style:style style:name="gr22" style:family="graphic" style:parent-style-name="standard">
      <style:graphic-properties draw:fill-color="#cfe7f5" draw:textarea-vertical-align="middle"/>
    </style:style>
    <style:style style:name="gr23" style:family="graphic" style:parent-style-name="standard">
      <style:graphic-properties draw:fill-color="#66ff66" draw:textarea-vertical-align="middle"/>
    </style:style>
    <style:style style:name="gr24" style:family="graphic" style:parent-style-name="standard">
      <style:graphic-properties draw:fill-color="#ffff99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color="#000000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VysionCoach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Suiv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VysionCoach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Suivi<text:line-break/>NUTRI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Coach–&gt;Nutrition-&gt;Aliment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3" draw:text-style-name="P3" draw:layer="layout" svg:width="2.995cm" svg:height="0.963cm" svg:x="7.255cm" svg:y="11.799cm">
          <draw:text-box>
            <text:p text:style-name="P3"><text:span text:style-name="T2">Aliment</text:span></text:p>
          </draw:text-box>
        </draw:frame>
        <draw:frame draw:style-name="gr3" draw:text-style-name="P3" draw:layer="layout" svg:width="2.595cm" svg:height="0.963cm" draw:transform="rotate (-0.0082030474855588) translate (3.459cm 13.791cm)">
          <draw:text-box>
            <text:p text:style-name="P3"><text:span text:style-name="T2">Coach</text:span></text:p>
          </draw:text-box>
        </draw:frame>
        <draw:frame draw:style-name="gr3" draw:text-style-name="P3" draw:layer="layout" svg:width="2.595cm" svg:height="0.963cm" draw:transform="rotate (-0.0082030474855588) translate (6.657cm 13.791cm)">
          <draw:text-box>
            <text:p text:style-name="P3"><text:span text:style-name="T2">Titre</text:span></text:p>
          </draw:text-box>
        </draw:frame>
        <draw:frame draw:style-name="gr4" draw:text-style-name="P3" draw:layer="layout" svg:width="4.602cm" svg:height="0.969cm" draw:transform="rotate (-0.0082030474855588) translate (12.457cm 13.786cm)">
          <draw:text-box>
            <text:p text:style-name="P3"><text:span text:style-name="T2">Type d'aliment</text:span></text:p>
          </draw:text-box>
        </draw:frame>
        <draw:frame draw:style-name="gr3" draw:text-style-name="P3" draw:layer="layout" svg:width="3.798cm" svg:height="0.963cm" draw:transform="rotate (-0.0082030474855588) translate (17.253cm 13.799cm)">
          <draw:text-box>
            <text:p text:style-name="P3"><text:span text:style-name="T2">Description</text:span></text:p>
          </draw:text-box>
        </draw:frame>
        <draw:frame draw:style-name="gr3" draw:text-style-name="P3" draw:layer="layout" svg:width="2.395cm" svg:height="0.963cm" draw:transform="rotate (-0.0082030474855588) translate (9.659cm 13.775cm)">
          <draw:text-box>
            <text:p text:style-name="P3"><text:span text:style-name="T2">Image</text:span></text:p>
          </draw:text-box>
        </draw:frame>
        <draw:frame draw:style-name="gr3" draw:text-style-name="P3" draw:layer="layout" svg:width="2.205cm" svg:height="0.963cm" draw:transform="rotate (-0.0082030474855588) translate (3.059cm 9.963cm)">
          <draw:text-box>
            <text:p text:style-name="P3"><text:span text:style-name="T2">Diète</text:span></text:p>
          </draw:text-box>
        </draw:frame>
        <draw:frame draw:style-name="gr5" draw:text-style-name="P3" draw:layer="layout" svg:width="3.199cm" svg:height="1.007cm" draw:transform="rotate (-0.0082030474855588) translate (14.853cm 9.963cm)">
          <draw:text-box>
            <text:p text:style-name="P3"><text:span text:style-name="T1">Aliments</text:span><text:span text:style-name="T2"> </text:span></text:p>
          </draw:text-box>
        </draw:frame>
        <draw:frame draw:style-name="gr6" draw:text-style-name="P3" draw:layer="layout" svg:width="4.807cm" svg:height="0.974cm" draw:transform="rotate (-0.0082030474855588) translate (5.86cm 9.963cm)">
          <draw:text-box>
            <text:p text:style-name="P3"><text:span text:style-name="T2">Diète Template </text:span></text:p>
          </draw:text-box>
        </draw:frame>
        <draw:frame draw:style-name="gr3" draw:text-style-name="P3" draw:layer="layout" svg:width="2.2cm" svg:height="0.963cm" svg:x="0.252cm" svg:y="7.963cm">
          <draw:text-box>
            <text:p text:style-name="P3">Sport</text:p>
          </draw:text-box>
        </draw:frame>
        <draw:frame draw:style-name="gr3" draw:text-style-name="P3" draw:layer="layout" svg:width="3cm" svg:height="0.963cm" svg:x="6.651cm" svg:y="8cm">
          <draw:text-box>
            <text:p text:style-name="P3">Bilan</text:p>
          </draw:text-box>
        </draw:frame>
        <draw:frame draw:style-name="gr3" draw:text-style-name="P3" draw:layer="layout" svg:width="3cm" svg:height="0.963cm" svg:x="9.851cm" svg:y="8cm">
          <draw:text-box>
            <text:p text:style-name="P3">Élève</text:p>
          </draw:text-box>
        </draw:frame>
        <draw:frame draw:style-name="gr3" draw:text-style-name="P3" draw:layer="layout" svg:width="4.2cm" svg:height="0.963cm" svg:x="13.051cm" svg:y="8cm">
          <draw:text-box>
            <text:p text:style-name="P3">Ressources</text:p>
          </draw:text-box>
        </draw:frame>
        <draw:frame draw:style-name="gr3" draw:text-style-name="P3" draw:layer="layout" svg:width="4.2cm" svg:height="0.963cm" svg:x="17.451cm" svg:y="7.963cm">
          <draw:text-box>
            <text:p text:style-name="P3">Messagerie</text:p>
          </draw:text-box>
        </draw:frame>
        <draw:frame draw:style-name="gr3" draw:text-style-name="P3" draw:layer="layout" svg:width="4.2cm" svg:height="0.963cm" svg:x="21.852cm" svg:y="8cm">
          <draw:text-box>
            <text:p text:style-name="P3">Paramètres</text:p>
          </draw:text-box>
        </draw:frame>
        <draw:frame draw:style-name="gr7" draw:text-style-name="P4" draw:layer="layout" svg:width="3.4cm" svg:height="1.037cm" svg:x="2.851cm" svg:y="7.963cm">
          <draw:text-box>
            <text:p text:style-name="P3"><text:span text:style-name="T1">Nutrition</text:span></text:p>
          </draw:text-box>
        </draw:frame>
        <draw:frame draw:style-name="gr3" draw:text-style-name="P3" draw:layer="layout" svg:width="3.005cm" svg:height="0.963cm" draw:transform="rotate (-0.0082030474855588) translate (11.259cm 9.983cm)">
          <draw:text-box>
            <text:p text:style-name="P3"><text:span text:style-name="T2">Recettes </text:span></text:p>
          </draw:text-box>
        </draw:frame>
        <draw:frame draw:style-name="gr8" draw:text-style-name="P3" draw:layer="layout" svg:width="6.392cm" svg:height="1.501cm" draw:transform="rotate (-0.0082030474855588) translate (11.066cm 11.787cm)">
          <draw:text-box>
            <text:p text:style-name="P3"><text:span text:style-name="T2">Liste Type d'Aliment</text:span><text:span text:style-name="T2"><text:line-break/></text:span><text:span text:style-name="T3">(féculent, légumes, ...)</text:span></text:p>
          </draw:text-box>
        </draw:frame>
        <draw:ellipse draw:style-name="gr9" draw:text-style-name="P5" draw:layer="layout" svg:width="0.8cm" svg:height="0.6cm" svg:x="14.854cm" svg:y="11.375cm">
          <text:p text:style-name="P5">1</text:p>
        </draw:ellipse>
        <draw:frame draw:style-name="gr3" draw:text-style-name="P3" draw:layer="layout" svg:width="2.595cm" svg:height="0.963cm" draw:transform="rotate (-0.0082030474855588) translate (2.662cm 15.346cm)">
          <draw:text-box>
            <text:p text:style-name="P3"><text:span text:style-name="T2">Calorie</text:span></text:p>
          </draw:text-box>
        </draw:frame>
        <draw:frame draw:style-name="gr3" draw:text-style-name="P3" draw:layer="layout" svg:width="3.001cm" svg:height="0.963cm" draw:transform="rotate (-0.0082030474855588) translate (8.858cm 15.362cm)">
          <draw:text-box>
            <text:p text:style-name="P3"><text:span text:style-name="T2">Protéine</text:span></text:p>
          </draw:text-box>
        </draw:frame>
        <draw:frame draw:style-name="gr10" draw:text-style-name="P3" draw:layer="layout" svg:width="7.002cm" svg:height="1.489cm" draw:transform="rotate (-0.0082030474855588) translate (17.849cm 11.787cm)">
          <draw:text-box>
            <text:p text:style-name="P3"><text:span text:style-name="T2">Liste Type de Quantité</text:span><text:span text:style-name="T2"><text:line-break/></text:span><text:span text:style-name="T3">(gramme, litre, ...)</text:span></text:p>
          </draw:text-box>
        </draw:frame>
        <draw:ellipse draw:style-name="gr9" draw:text-style-name="P5" draw:layer="layout" svg:width="0.8cm" svg:height="0.6cm" svg:x="23.052cm" svg:y="11.375cm">
          <text:p text:style-name="P5">2</text:p>
        </draw:ellipse>
        <draw:ellipse draw:style-name="gr9" draw:text-style-name="P5" draw:layer="layout" svg:width="0.8cm" svg:height="0.6cm" svg:x="9.651cm" svg:y="11.375cm">
          <text:p text:style-name="P5">3</text:p>
        </draw:ellipse>
        <draw:frame draw:style-name="gr11" draw:text-style-name="P3" draw:layer="layout" svg:width="5.21cm" svg:height="0.986cm" draw:transform="rotate (-0.0082030474855588) translate (3.044cm 16.546cm)">
          <draw:text-box>
            <text:p text:style-name="P3"><text:span text:style-name="T2">Type de quantité</text:span></text:p>
          </draw:text-box>
        </draw:frame>
        <draw:frame draw:style-name="gr11" draw:text-style-name="P3" draw:layer="layout" svg:width="5.21cm" svg:height="0.986cm" draw:transform="rotate (-0.0082030474855588) translate (9.241cm 16.546cm)">
          <draw:text-box>
            <text:p text:style-name="P3"><text:span text:style-name="T2">Type de quantité</text:span></text:p>
          </draw:text-box>
        </draw:frame>
        <draw:frame draw:style-name="gr3" draw:text-style-name="P3" draw:layer="layout" svg:width="3.001cm" svg:height="0.963cm" draw:transform="rotate (-0.0082030474855588) translate (15.059cm 15.363cm)">
          <draw:text-box>
            <text:p text:style-name="P3"><text:span text:style-name="T2">Glucide</text:span></text:p>
          </draw:text-box>
        </draw:frame>
        <draw:frame draw:style-name="gr11" draw:text-style-name="P3" draw:layer="layout" svg:width="5.21cm" svg:height="0.986cm" draw:transform="rotate (-0.0082030474855588) translate (15.441cm 16.546cm)">
          <draw:text-box>
            <text:p text:style-name="P3"><text:span text:style-name="T2">Type de quantité</text:span></text:p>
          </draw:text-box>
        </draw:frame>
        <draw:frame draw:style-name="gr3" draw:text-style-name="P3" draw:layer="layout" svg:width="2.397cm" svg:height="0.963cm" svg:x="21.055cm" svg:y="15.372cm">
          <draw:text-box>
            <text:p text:style-name="P3"><text:span text:style-name="T2">Lipide</text:span></text:p>
          </draw:text-box>
        </draw:frame>
        <draw:frame draw:style-name="gr11" draw:text-style-name="P3" draw:layer="layout" svg:width="5.21cm" svg:height="0.986cm" svg:x="21.437cm" svg:y="16.567cm">
          <draw:text-box>
            <text:p text:style-name="P3"><text:span text:style-name="T2">Type de quant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ach-&gt;Nutrition-&gt;Recettes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3" draw:text-style-name="P3" draw:layer="layout" svg:width="2.205cm" svg:height="0.963cm" svg:x="3.604cm" svg:y="9.6cm">
          <draw:text-box>
            <text:p text:style-name="P3"><text:span text:style-name="T2">Diète</text:span></text:p>
          </draw:text-box>
        </draw:frame>
        <draw:frame draw:style-name="gr5" draw:text-style-name="P3" draw:layer="layout" svg:width="3.199cm" svg:height="1.007cm" draw:transform="rotate (-0.0082030474855588) translate (15.501cm 9.6cm)">
          <draw:text-box>
            <text:p text:style-name="P3"><text:span text:style-name="T4">Aliments</text:span><text:span text:style-name="T2"> </text:span></text:p>
          </draw:text-box>
        </draw:frame>
        <draw:frame draw:style-name="gr6" draw:text-style-name="P3" draw:layer="layout" svg:width="4.807cm" svg:height="0.974cm" draw:transform="rotate (-0.0082030474855588) translate (6.408cm 9.6cm)">
          <draw:text-box>
            <text:p text:style-name="P3"><text:span text:style-name="T2">Diète Template </text:span></text:p>
          </draw:text-box>
        </draw:frame>
        <draw:frame draw:style-name="gr3" draw:text-style-name="P3" draw:layer="layout" svg:width="2.2cm" svg:height="0.963cm" svg:x="0.8cm" svg:y="7.6cm">
          <draw:text-box>
            <text:p text:style-name="P3"><text:span text:style-name="T2">Sport</text:span></text:p>
          </draw:text-box>
        </draw:frame>
        <draw:frame draw:style-name="gr3" draw:text-style-name="P3" draw:layer="layout" svg:width="3cm" svg:height="0.963cm" svg:x="7.2cm" svg:y="7.637cm">
          <draw:text-box>
            <text:p text:style-name="P3"><text:span text:style-name="T2">Bilan</text:span></text:p>
          </draw:text-box>
        </draw:frame>
        <draw:frame draw:style-name="gr3" draw:text-style-name="P3" draw:layer="layout" svg:width="3cm" svg:height="0.963cm" svg:x="10.4cm" svg:y="7.637cm">
          <draw:text-box>
            <text:p text:style-name="P3"><text:span text:style-name="T2">Élève</text:span></text:p>
          </draw:text-box>
        </draw:frame>
        <draw:frame draw:style-name="gr3" draw:text-style-name="P3" draw:layer="layout" svg:width="4.2cm" svg:height="0.963cm" svg:x="13.6cm" svg:y="7.637cm">
          <draw:text-box>
            <text:p text:style-name="P3"><text:span text:style-name="T2">Ressources</text:span></text:p>
          </draw:text-box>
        </draw:frame>
        <draw:frame draw:style-name="gr3" draw:text-style-name="P3" draw:layer="layout" svg:width="4.2cm" svg:height="0.963cm" svg:x="18cm" svg:y="7.6cm">
          <draw:text-box>
            <text:p text:style-name="P3"><text:span text:style-name="T2">Messagerie</text:span></text:p>
          </draw:text-box>
        </draw:frame>
        <draw:frame draw:style-name="gr3" draw:text-style-name="P3" draw:layer="layout" svg:width="4.2cm" svg:height="0.963cm" svg:x="22.4cm" svg:y="7.637cm">
          <draw:text-box>
            <text:p text:style-name="P3"><text:span text:style-name="T2">Paramètres</text:span></text:p>
          </draw:text-box>
        </draw:frame>
        <draw:frame draw:style-name="gr7" draw:text-style-name="P4" draw:layer="layout" svg:width="3.4cm" svg:height="1.037cm" svg:x="3.4cm" svg:y="7.6cm">
          <draw:text-box>
            <text:p text:style-name="P3"><text:span text:style-name="T1">Nutrition</text:span></text:p>
          </draw:text-box>
        </draw:frame>
        <draw:frame draw:style-name="gr12" draw:text-style-name="P3" draw:layer="layout" svg:width="3.198cm" svg:height="1.022cm" svg:x="11.904cm" svg:y="9.6cm">
          <draw:text-box>
            <text:p text:style-name="P3"><text:span text:style-name="T1">Recettes</text:span><text:span text:style-name="T2"> </text:span></text:p>
          </draw:text-box>
        </draw:frame>
        <draw:frame draw:style-name="gr3" draw:text-style-name="P3" draw:layer="layout" svg:width="2.995cm" svg:height="0.963cm" draw:transform="rotate (-0.0082030474855588) translate (1.205cm 11.812cm)">
          <draw:text-box>
            <text:p text:style-name="P3"><text:span text:style-name="T2">Recette</text:span></text:p>
          </draw:text-box>
        </draw:frame>
        <draw:frame draw:style-name="gr3" draw:text-style-name="P3" draw:layer="layout" svg:width="2.595cm" svg:height="0.963cm" draw:transform="rotate (-0.0082030474855588) translate (1.403cm 13.409cm)">
          <draw:text-box>
            <text:p text:style-name="P3"><text:span text:style-name="T2">Coach</text:span></text:p>
          </draw:text-box>
        </draw:frame>
        <draw:frame draw:style-name="gr3" draw:text-style-name="P3" draw:layer="layout" svg:width="2cm" svg:height="0.963cm" draw:transform="rotate (-0.0082030474855588) translate (7.005cm 13.416cm)">
          <draw:text-box>
            <text:p text:style-name="P3"><text:span text:style-name="T2">Titre</text:span></text:p>
          </draw:text-box>
        </draw:frame>
        <draw:frame draw:style-name="gr3" draw:text-style-name="P3" draw:layer="layout" svg:width="3.798cm" svg:height="0.963cm" draw:transform="rotate (-0.0082030474855588) translate (9.408cm 13.4cm)">
          <draw:text-box>
            <text:p text:style-name="P3"><text:span text:style-name="T2">Description</text:span></text:p>
          </draw:text-box>
        </draw:frame>
        <draw:frame draw:style-name="gr3" draw:text-style-name="P3" draw:layer="layout" svg:width="2.395cm" svg:height="0.963cm" draw:transform="rotate (-0.0082030474855588) translate (4.205cm 13.417cm)">
          <draw:text-box>
            <text:p text:style-name="P3"><text:span text:style-name="T2">Image</text:span></text:p>
          </draw:text-box>
        </draw:frame>
        <draw:frame draw:style-name="gr3" draw:text-style-name="P3" draw:layer="layout" svg:width="2.595cm" svg:height="0.963cm" draw:transform="rotate (-0.0082030474855588) translate (21.799cm 16cm)">
          <draw:text-box>
            <text:p text:style-name="P3"><text:span text:style-name="T2">Calorie</text:span></text:p>
          </draw:text-box>
        </draw:frame>
        <draw:frame draw:style-name="gr3" draw:text-style-name="P3" draw:layer="layout" svg:width="3.001cm" svg:height="0.963cm" draw:transform="rotate (-0.0082030474855588) translate (24.799cm 16cm)">
          <draw:text-box>
            <text:p text:style-name="P3"><text:span text:style-name="T2">Protéine</text:span></text:p>
          </draw:text-box>
        </draw:frame>
        <draw:frame draw:style-name="gr3" draw:text-style-name="P3" draw:layer="layout" svg:width="3.001cm" svg:height="0.963cm" draw:transform="rotate (-0.0082030474855588) translate (21.794cm 17.226cm)">
          <draw:text-box>
            <text:p text:style-name="P3"><text:span text:style-name="T2">Glucide</text:span></text:p>
          </draw:text-box>
        </draw:frame>
        <draw:frame draw:style-name="gr3" draw:text-style-name="P3" draw:layer="layout" svg:width="2.397cm" svg:height="0.963cm" draw:transform="rotate (-0.0082030474855588) translate (25.003cm 17.226cm)">
          <draw:text-box>
            <text:p text:style-name="P3"><text:span text:style-name="T2">Lipide</text:span></text:p>
          </draw:text-box>
        </draw:frame>
        <draw:frame draw:style-name="gr5" draw:text-style-name="P3" draw:layer="layout" svg:width="2.795cm" svg:height="1.007cm" draw:transform="rotate (-0.0082030474855588) translate (19.208cm 14.77cm)">
          <draw:text-box>
            <text:p text:style-name="P3"><text:span text:style-name="T4">Aliment</text:span></text:p>
          </draw:text-box>
        </draw:frame>
        <draw:frame draw:style-name="gr5" draw:text-style-name="P3" draw:layer="layout" svg:width="3.199cm" svg:height="1.007cm" draw:transform="rotate (-0.0082030474855588) translate (17.701cm 13.4cm)">
          <draw:text-box>
            <text:p text:style-name="P3"><text:span text:style-name="T4">Aliments</text:span></text:p>
          </draw:text-box>
        </draw:frame>
        <draw:frame draw:style-name="gr3" draw:text-style-name="P3" draw:layer="layout" svg:width="2cm" svg:height="0.963cm" draw:transform="rotate (-0.0082030474855588) translate (13.6cm 13.421cm)">
          <draw:text-box>
            <text:p text:style-name="P3"><text:span text:style-name="T2">Note</text:span></text:p>
          </draw:text-box>
        </draw:frame>
        <draw:frame draw:style-name="gr13" draw:text-style-name="P3" draw:layer="layout" svg:width="4.395cm" svg:height="0.972cm" draw:transform="rotate (-0.0082030474855588) translate (13.808cm 14.592cm)">
          <draw:text-box>
            <text:p text:style-name="P3"><text:span text:style-name="T2">Notes Élè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6.2cm" svg:height="3.506cm" svg:x="1.2cm" svg:y="0.837cm" presentation:class="title" presentation:user-transformed="true">
          <draw:text-box>
            <text:p>Coach-&gt;Nutrition-&gt;Templa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3" draw:text-style-name="P3" draw:layer="layout" svg:width="2.205cm" svg:height="0.963cm" svg:x="3.604cm" svg:y="10.158cm">
          <draw:text-box>
            <text:p text:style-name="P3"><text:span text:style-name="T2">Diète</text:span></text:p>
          </draw:text-box>
        </draw:frame>
        <draw:frame draw:style-name="gr14" draw:text-style-name="P3" draw:layer="layout" svg:width="3.199cm" svg:height="0.975cm" svg:x="18.597cm" svg:y="10.158cm">
          <draw:text-box>
            <text:p text:style-name="P3"><text:span text:style-name="T4">Aliments</text:span><text:span text:style-name="T2"> </text:span></text:p>
          </draw:text-box>
        </draw:frame>
        <draw:frame draw:style-name="gr2" draw:text-style-name="P4" draw:layer="layout" svg:width="4.996cm" svg:height="0.983cm" svg:x="6.404cm" svg:y="10.158cm">
          <draw:text-box>
            <text:p text:style-name="P3"><text:span text:style-name="T1">Diète Template </text:span></text:p>
          </draw:text-box>
        </draw:frame>
        <draw:frame draw:style-name="gr3" draw:text-style-name="P3" draw:layer="layout" svg:width="2.2cm" svg:height="0.963cm" svg:x="0.8cm" svg:y="8.2cm">
          <draw:text-box>
            <text:p text:style-name="P3"><text:span text:style-name="T2">Sport</text:span></text:p>
          </draw:text-box>
        </draw:frame>
        <draw:frame draw:style-name="gr3" draw:text-style-name="P3" draw:layer="layout" svg:width="3cm" svg:height="0.963cm" svg:x="7.2cm" svg:y="8.237cm">
          <draw:text-box>
            <text:p text:style-name="P3"><text:span text:style-name="T2">Bilan</text:span></text:p>
          </draw:text-box>
        </draw:frame>
        <draw:frame draw:style-name="gr3" draw:text-style-name="P3" draw:layer="layout" svg:width="3cm" svg:height="0.963cm" svg:x="10.4cm" svg:y="8.237cm">
          <draw:text-box>
            <text:p text:style-name="P3"><text:span text:style-name="T2">Élève</text:span></text:p>
          </draw:text-box>
        </draw:frame>
        <draw:frame draw:style-name="gr3" draw:text-style-name="P3" draw:layer="layout" svg:width="4.2cm" svg:height="0.963cm" svg:x="13.6cm" svg:y="8.237cm">
          <draw:text-box>
            <text:p text:style-name="P3"><text:span text:style-name="T2">Ressources</text:span></text:p>
          </draw:text-box>
        </draw:frame>
        <draw:frame draw:style-name="gr3" draw:text-style-name="P3" draw:layer="layout" svg:width="4.2cm" svg:height="0.963cm" svg:x="18cm" svg:y="8.2cm">
          <draw:text-box>
            <text:p text:style-name="P3"><text:span text:style-name="T2">Messagerie</text:span></text:p>
          </draw:text-box>
        </draw:frame>
        <draw:frame draw:style-name="gr3" draw:text-style-name="P3" draw:layer="layout" svg:width="4.2cm" svg:height="0.963cm" svg:x="22.4cm" svg:y="8.237cm">
          <draw:text-box>
            <text:p text:style-name="P3"><text:span text:style-name="T2">Paramètres</text:span></text:p>
          </draw:text-box>
        </draw:frame>
        <draw:frame draw:style-name="gr7" draw:text-style-name="P4" draw:layer="layout" svg:width="3.4cm" svg:height="1.037cm" svg:x="3.4cm" svg:y="8.2cm">
          <draw:text-box>
            <text:p text:style-name="P3"><text:span text:style-name="T1">Nutrition</text:span></text:p>
          </draw:text-box>
        </draw:frame>
        <draw:frame draw:style-name="gr15" draw:text-style-name="P3" draw:layer="layout" svg:width="3.198cm" svg:height="0.989cm" svg:x="15.004cm" svg:y="10.158cm">
          <draw:text-box>
            <text:p text:style-name="P3"><text:span text:style-name="T4">Recettes</text:span><text:span text:style-name="T2"> </text:span></text:p>
          </draw:text-box>
        </draw:frame>
        <draw:frame draw:style-name="gr14" draw:text-style-name="P3" draw:layer="layout" svg:width="3.2cm" svg:height="0.975cm" svg:x="19cm" svg:y="16.789cm">
          <draw:text-box>
            <text:p text:style-name="P3"><text:span text:style-name="T2">Recettes</text:span></text:p>
          </draw:text-box>
        </draw:frame>
        <draw:frame draw:style-name="gr3" draw:text-style-name="P3" draw:layer="layout" svg:width="3.199cm" svg:height="0.963cm" svg:x="22.401cm" svg:y="16.789cm">
          <draw:text-box>
            <text:p text:style-name="P3"><text:span text:style-name="T4">Aliments</text:span></text:p>
          </draw:text-box>
        </draw:frame>
        <draw:frame draw:style-name="gr3" draw:text-style-name="P3" draw:layer="layout" svg:width="3.198cm" svg:height="0.963cm" svg:x="6.198cm" svg:y="11.625cm">
          <draw:text-box>
            <text:p text:style-name="P3"><text:span text:style-name="T2">Template</text:span></text:p>
          </draw:text-box>
        </draw:frame>
        <draw:frame draw:style-name="gr16" draw:text-style-name="P3" draw:layer="layout" svg:width="2.996cm" svg:height="0.992cm" svg:x="8.799cm" svg:y="12.95cm">
          <draw:text-box>
            <text:p text:style-name="P3"><text:span text:style-name="T4">Complet</text:span><text:span text:style-name="T2"> </text:span></text:p>
          </draw:text-box>
        </draw:frame>
        <draw:frame draw:style-name="gr17" draw:text-style-name="P3" draw:layer="layout" svg:width="3.706cm" svg:height="0.984cm" svg:x="1.999cm" svg:y="12.95cm">
          <draw:text-box>
            <text:p text:style-name="P3"><text:span text:style-name="T4">Nom</text:span><text:span text:style-name="T2"> </text:span></text:p>
          </draw:text-box>
        </draw:frame>
        <draw:frame draw:style-name="gr17" draw:text-style-name="P3" draw:layer="layout" svg:width="1.995cm" svg:height="0.984cm" svg:x="5.999cm" svg:y="12.95cm">
          <draw:text-box>
            <text:p text:style-name="P3"><text:span text:style-name="T4">Tags</text:span><text:span text:style-name="T2"> </text:span></text:p>
          </draw:text-box>
        </draw:frame>
        <draw:frame draw:style-name="gr17" draw:text-style-name="P3" draw:layer="layout" svg:width="1.597cm" svg:height="0.984cm" svg:x="6.604cm" svg:y="14.231cm">
          <draw:text-box>
            <text:p text:style-name="P3"><text:span text:style-name="T4">Tag</text:span><text:span text:style-name="T2"> </text:span></text:p>
          </draw:text-box>
        </draw:frame>
        <draw:frame draw:style-name="gr17" draw:text-style-name="P3" draw:layer="layout" svg:width="2.395cm" svg:height="0.984cm" svg:x="11.999cm" svg:y="12.95cm">
          <draw:text-box>
            <text:p text:style-name="P3"><text:span text:style-name="T4">Utilisé</text:span><text:span text:style-name="T2"> </text:span></text:p>
          </draw:text-box>
        </draw:frame>
        <draw:frame draw:style-name="gr18" draw:text-style-name="P3" draw:layer="layout" svg:width="2.198cm" svg:height="0.99cm" svg:x="14.794cm" svg:y="12.95cm">
          <draw:text-box>
            <text:p text:style-name="P3"><text:span text:style-name="T4">Jours</text:span><text:span text:style-name="T2"> </text:span></text:p>
          </draw:text-box>
        </draw:frame>
        <draw:frame draw:style-name="gr18" draw:text-style-name="P3" draw:layer="layout" svg:width="2.198cm" svg:height="0.99cm" svg:x="15.609cm" svg:y="14.154cm">
          <draw:text-box>
            <text:p text:style-name="P3"><text:span text:style-name="T4">Jour</text:span><text:span text:style-name="T2"> </text:span></text:p>
          </draw:text-box>
        </draw:frame>
        <draw:frame draw:style-name="gr3" draw:text-style-name="P3" draw:layer="layout" svg:width="2.398cm" svg:height="0.963cm" svg:x="16.404cm" svg:y="15.41cm">
          <draw:text-box>
            <text:p text:style-name="P3"><text:span text:style-name="T4">Repas</text:span><text:span text:style-name="T2"> </text:span></text:p>
          </draw:text-box>
        </draw:frame>
        <draw:frame draw:style-name="gr3" draw:text-style-name="P3" draw:layer="layout" svg:width="2.398cm" svg:height="0.963cm" svg:x="16.4cm" svg:y="16.8cm">
          <draw:text-box>
            <text:p text:style-name="P3"><text:span text:style-name="T4">Type</text:span><text:span text:style-name="T2"> </text:span></text:p>
          </draw:text-box>
        </draw:frame>
        <draw:frame draw:style-name="gr8" draw:text-style-name="P3" draw:layer="layout" svg:width="6.392cm" svg:height="1.501cm" svg:x="16.606cm" svg:y="18.274cm">
          <draw:text-box>
            <text:p text:style-name="P3"><text:span text:style-name="T2">Liste Type de Repas</text:span><text:span text:style-name="T2"><text:line-break/></text:span><text:span text:style-name="T3">(déjeuner, collation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6.2cm" svg:height="3.506cm" svg:x="1.2cm" svg:y="0.837cm" presentation:class="title" presentation:user-transformed="true">
          <draw:text-box>
            <text:p>Coach-&gt;Nutrition-&gt;Template</text:p>
          </draw:text-box>
        </draw:frame>
        <draw:frame draw:style-name="gr2" draw:text-style-name="P4" draw:layer="layout" svg:width="2.6cm" svg:height="0.983cm" svg:x="12.9cm" svg:y="5.637cm">
          <draw:text-box>
            <text:p text:style-name="P3"><text:span text:style-name="T1">Coach</text:span></text:p>
          </draw:text-box>
        </draw:frame>
        <draw:frame draw:style-name="gr3" draw:text-style-name="P3" draw:layer="layout" svg:width="2.205cm" svg:height="0.963cm" svg:x="3.604cm" svg:y="10.158cm">
          <draw:text-box>
            <text:p text:style-name="P3"><text:span text:style-name="T2">Diète</text:span></text:p>
          </draw:text-box>
        </draw:frame>
        <draw:frame draw:style-name="gr14" draw:text-style-name="P3" draw:layer="layout" svg:width="3.199cm" svg:height="0.975cm" svg:x="18.597cm" svg:y="10.158cm">
          <draw:text-box>
            <text:p text:style-name="P3"><text:span text:style-name="T4">Aliments</text:span><text:span text:style-name="T2"> </text:span></text:p>
          </draw:text-box>
        </draw:frame>
        <draw:frame draw:style-name="gr2" draw:text-style-name="P4" draw:layer="layout" svg:width="4.996cm" svg:height="0.983cm" svg:x="6.404cm" svg:y="10.158cm">
          <draw:text-box>
            <text:p text:style-name="P3"><text:span text:style-name="T1">Diète Template </text:span></text:p>
          </draw:text-box>
        </draw:frame>
        <draw:frame draw:style-name="gr3" draw:text-style-name="P3" draw:layer="layout" svg:width="2.2cm" svg:height="0.963cm" svg:x="0.8cm" svg:y="8.2cm">
          <draw:text-box>
            <text:p text:style-name="P3"><text:span text:style-name="T2">Sport</text:span></text:p>
          </draw:text-box>
        </draw:frame>
        <draw:frame draw:style-name="gr3" draw:text-style-name="P3" draw:layer="layout" svg:width="3cm" svg:height="0.963cm" svg:x="7.2cm" svg:y="8.237cm">
          <draw:text-box>
            <text:p text:style-name="P3"><text:span text:style-name="T2">Bilan</text:span></text:p>
          </draw:text-box>
        </draw:frame>
        <draw:frame draw:style-name="gr3" draw:text-style-name="P3" draw:layer="layout" svg:width="3cm" svg:height="0.963cm" svg:x="10.4cm" svg:y="8.237cm">
          <draw:text-box>
            <text:p text:style-name="P3"><text:span text:style-name="T2">Élève</text:span></text:p>
          </draw:text-box>
        </draw:frame>
        <draw:frame draw:style-name="gr3" draw:text-style-name="P3" draw:layer="layout" svg:width="4.2cm" svg:height="0.963cm" svg:x="13.6cm" svg:y="8.237cm">
          <draw:text-box>
            <text:p text:style-name="P3"><text:span text:style-name="T2">Ressources</text:span></text:p>
          </draw:text-box>
        </draw:frame>
        <draw:frame draw:style-name="gr3" draw:text-style-name="P3" draw:layer="layout" svg:width="4.2cm" svg:height="0.963cm" svg:x="18cm" svg:y="8.2cm">
          <draw:text-box>
            <text:p text:style-name="P3"><text:span text:style-name="T2">Messagerie</text:span></text:p>
          </draw:text-box>
        </draw:frame>
        <draw:frame draw:style-name="gr3" draw:text-style-name="P3" draw:layer="layout" svg:width="4.2cm" svg:height="0.963cm" svg:x="22.4cm" svg:y="8.237cm">
          <draw:text-box>
            <text:p text:style-name="P3"><text:span text:style-name="T2">Paramètres</text:span></text:p>
          </draw:text-box>
        </draw:frame>
        <draw:frame draw:style-name="gr7" draw:text-style-name="P4" draw:layer="layout" svg:width="3.4cm" svg:height="1.037cm" svg:x="3.4cm" svg:y="8.2cm">
          <draw:text-box>
            <text:p text:style-name="P3"><text:span text:style-name="T1">Nutrition</text:span></text:p>
          </draw:text-box>
        </draw:frame>
        <draw:frame draw:style-name="gr15" draw:text-style-name="P3" draw:layer="layout" svg:width="3.198cm" svg:height="0.989cm" svg:x="15.004cm" svg:y="10.158cm">
          <draw:text-box>
            <text:p text:style-name="P3"><text:span text:style-name="T4">Recettes</text:span><text:span text:style-name="T2"> </text:span></text:p>
          </draw:text-box>
        </draw:frame>
        <draw:frame draw:style-name="gr14" draw:text-style-name="P3" draw:layer="layout" svg:width="3.2cm" svg:height="0.975cm" svg:x="19cm" svg:y="16.789cm">
          <draw:text-box>
            <text:p text:style-name="P3"><text:span text:style-name="T2">Recettes</text:span></text:p>
          </draw:text-box>
        </draw:frame>
        <draw:frame draw:style-name="gr3" draw:text-style-name="P3" draw:layer="layout" svg:width="3.199cm" svg:height="0.963cm" svg:x="22.401cm" svg:y="16.789cm">
          <draw:text-box>
            <text:p text:style-name="P3"><text:span text:style-name="T4">Aliments</text:span></text:p>
          </draw:text-box>
        </draw:frame>
        <draw:frame draw:style-name="gr3" draw:text-style-name="P3" draw:layer="layout" svg:width="3.198cm" svg:height="0.963cm" svg:x="6.198cm" svg:y="11.625cm">
          <draw:text-box>
            <text:p text:style-name="P3"><text:span text:style-name="T2">Template</text:span></text:p>
          </draw:text-box>
        </draw:frame>
        <draw:frame draw:style-name="gr16" draw:text-style-name="P3" draw:layer="layout" svg:width="2.996cm" svg:height="0.992cm" svg:x="8.799cm" svg:y="12.95cm">
          <draw:text-box>
            <text:p text:style-name="P3"><text:span text:style-name="T4">Complet</text:span><text:span text:style-name="T2"> </text:span></text:p>
          </draw:text-box>
        </draw:frame>
        <draw:frame draw:style-name="gr17" draw:text-style-name="P3" draw:layer="layout" svg:width="3.706cm" svg:height="0.984cm" svg:x="1.999cm" svg:y="12.95cm">
          <draw:text-box>
            <text:p text:style-name="P3"><text:span text:style-name="T4">Nom</text:span><text:span text:style-name="T2"> </text:span></text:p>
          </draw:text-box>
        </draw:frame>
        <draw:frame draw:style-name="gr17" draw:text-style-name="P3" draw:layer="layout" svg:width="1.995cm" svg:height="0.984cm" svg:x="5.999cm" svg:y="12.95cm">
          <draw:text-box>
            <text:p text:style-name="P3"><text:span text:style-name="T4">Tags</text:span><text:span text:style-name="T2"> </text:span></text:p>
          </draw:text-box>
        </draw:frame>
        <draw:frame draw:style-name="gr17" draw:text-style-name="P3" draw:layer="layout" svg:width="1.597cm" svg:height="0.984cm" svg:x="6.604cm" svg:y="14.231cm">
          <draw:text-box>
            <text:p text:style-name="P3"><text:span text:style-name="T4">Tag</text:span><text:span text:style-name="T2"> </text:span></text:p>
          </draw:text-box>
        </draw:frame>
        <draw:frame draw:style-name="gr17" draw:text-style-name="P3" draw:layer="layout" svg:width="2.395cm" svg:height="0.984cm" svg:x="11.999cm" svg:y="12.95cm">
          <draw:text-box>
            <text:p text:style-name="P3"><text:span text:style-name="T4">Utilisé</text:span><text:span text:style-name="T2"> </text:span></text:p>
          </draw:text-box>
        </draw:frame>
        <draw:frame draw:style-name="gr18" draw:text-style-name="P3" draw:layer="layout" svg:width="2.198cm" svg:height="0.99cm" svg:x="14.794cm" svg:y="12.95cm">
          <draw:text-box>
            <text:p text:style-name="P3"><text:span text:style-name="T4">Jours</text:span><text:span text:style-name="T2"> </text:span></text:p>
          </draw:text-box>
        </draw:frame>
        <draw:frame draw:style-name="gr18" draw:text-style-name="P3" draw:layer="layout" svg:width="2.198cm" svg:height="0.99cm" svg:x="15.609cm" svg:y="14.154cm">
          <draw:text-box>
            <text:p text:style-name="P3"><text:span text:style-name="T4">Jour</text:span><text:span text:style-name="T2"> </text:span></text:p>
          </draw:text-box>
        </draw:frame>
        <draw:frame draw:style-name="gr3" draw:text-style-name="P3" draw:layer="layout" svg:width="2.398cm" svg:height="0.963cm" svg:x="16.404cm" svg:y="15.41cm">
          <draw:text-box>
            <text:p text:style-name="P3"><text:span text:style-name="T4">Repas</text:span><text:span text:style-name="T2"> </text:span></text:p>
          </draw:text-box>
        </draw:frame>
        <draw:frame draw:style-name="gr3" draw:text-style-name="P3" draw:layer="layout" svg:width="2.398cm" svg:height="0.963cm" svg:x="16.4cm" svg:y="16.8cm">
          <draw:text-box>
            <text:p text:style-name="P3"><text:span text:style-name="T4">Type</text:span><text:span text:style-name="T2"> </text:span></text:p>
          </draw:text-box>
        </draw:frame>
        <draw:frame draw:style-name="gr8" draw:text-style-name="P3" draw:layer="layout" svg:width="6.392cm" svg:height="1.501cm" svg:x="16.606cm" svg:y="18.274cm">
          <draw:text-box>
            <text:p text:style-name="P3"><text:span text:style-name="T2">Liste Type de Repas</text:span><text:span text:style-name="T2"><text:line-break/></text:span><text:span text:style-name="T3">(déjeuner, collation, 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VysionCoach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Suivi<text:line-break/>TABLES DE COD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utrition-&gt;Tables de Codes</text:p>
          </draw:text-box>
        </draw:frame>
        <draw:frame draw:style-name="gr8" draw:text-style-name="P3" draw:layer="layout" svg:width="6.392cm" svg:height="1.501cm" draw:transform="rotate (-0.0082030474855588) translate (5.012cm 6cm)">
          <draw:text-box>
            <text:p><text:span text:style-name="T2">Liste Type d'Aliment</text:span><text:span text:style-name="T2"><text:line-break/></text:span><text:span text:style-name="T3">(féculent, légumes, ...)</text:span></text:p>
          </draw:text-box>
        </draw:frame>
        <draw:frame draw:style-name="gr10" draw:text-style-name="P3" draw:layer="layout" svg:width="7.002cm" svg:height="1.489cm" draw:transform="rotate (-0.0082030474855588) translate (5.012cm 8cm)">
          <draw:text-box>
            <text:p><text:span text:style-name="T2">Liste Type de Quantité</text:span><text:span text:style-name="T2"><text:line-break/></text:span><text:span text:style-name="T3">(gramme, litre, ...)</text:span></text:p>
          </draw:text-box>
        </draw:frame>
        <draw:frame draw:style-name="gr8" draw:text-style-name="P3" draw:layer="layout" svg:width="6.392cm" svg:height="1.501cm" svg:x="5cm" svg:y="9.699cm">
          <draw:text-box>
            <text:p><text:span text:style-name="T2">Liste Type de Repas</text:span><text:span text:style-name="T2"><text:line-break/></text:span><text:span text:style-name="T3">(déjeuner, collation, ...)</text:span></text:p>
          </draw:text-box>
        </draw:frame>
        <draw:rect draw:style-name="gr19" draw:text-style-name="P6" draw:layer="layout" svg:width="2.8cm" svg:height="0.6cm" svg:x="20.4cm" svg:y="18.4cm">
          <text:p><text:span text:style-name="T3">Documenté</text:span></text:p>
        </draw:rect>
        <draw:rect draw:style-name="gr20" draw:text-style-name="P6" draw:layer="layout" svg:width="1.9cm" svg:height="0.6cm" svg:x="20.4cm" svg:y="19.2cm">
          <text:p><text:span text:style-name="T3">Analysé</text:span></text:p>
        </draw:rect>
        <draw:rect draw:style-name="gr21" draw:text-style-name="P6" draw:layer="layout" svg:width="3.8cm" svg:height="0.6cm" svg:x="20.4cm" svg:y="20cm">
          <text:p><text:span text:style-name="T3">En développement</text:span></text:p>
        </draw:rect>
        <draw:rect draw:style-name="gr22" draw:text-style-name="P6" draw:layer="layout" svg:width="3cm" svg:height="0.6cm" svg:x="24.4cm" svg:y="18.4cm">
          <text:p><text:span text:style-name="T3">En vérification</text:span></text:p>
        </draw:rect>
        <draw:rect draw:style-name="gr23" draw:text-style-name="P6" draw:layer="layout" svg:width="2.8cm" svg:height="0.6cm" svg:x="24.4cm" svg:y="19.2cm">
          <text:p><text:span text:style-name="T3">En validation</text:span></text:p>
        </draw:rect>
        <draw:rect draw:style-name="gr24" draw:text-style-name="P8" draw:layer="layout" svg:width="2.8cm" svg:height="0.6cm" svg:x="24.4cm" svg:y="20cm">
          <text:p text:style-name="P7"><text:span text:style-name="T5">En production</text:span></text:p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7-12T14:05:28.96</meta:creation-date>
    <meta:editing-duration>PT12M13S</meta:editing-duration>
    <meta:editing-cycles>4</meta:editing-cycles>
    <dc:date>2022-07-12T14:17:33.28</dc:date>
    <dc:creator>Yvan Excoffier</dc:creator>
    <meta:generator>OpenOffice/4.1.12$Win32 OpenOffice.org_project/4112m1$Build-9809</meta:generator>
    <meta:document-statistic meta:object-count="163"/>
  </office:meta>
</office:document-meta>
</file>